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tributions report – Ricky Stephens</text:p>
      <text:p text:style-name="Standard"/>
      <text:p text:style-name="Standard">I implemented the following classes:</text:p>
      <text:list xml:id="list8787681918428380170" text:style-name="L1">
        <text:list-item>
          <text:p text:style-name="P1">Account</text:p>
          <text:list>
            <text:list-item>
              <text:p text:style-name="P1">Hold all data about each account</text:p>
            </text:list-item>
          </text:list>
        </text:list-item>
        <text:list-item>
          <text:p text:style-name="P1">BST</text:p>
          <text:list>
            <text:list-item>
              <text:p text:style-name="P1">Binary tree made up of BSTNodes that contain each Account on the system.</text:p>
            </text:list-item>
            <text:list-item>
              <text:p text:style-name="P1">Allows 4 ways to retrieve accounts from the BST:</text:p>
              <text:list>
                <text:list-item>
                  <text:p text:style-name="P1">Beginning with (binary until first match found, then checks every account below for matches, as usernames that begin the same will not always be next to each other in the tree).</text:p>
                </text:list-item>
                <text:list-item>
                  <text:p text:style-name="P1">Contains (checks every account in the tree to see if it contains the search string).</text:p>
                </text:list-item>
                <text:list-item>
                  <text:p text:style-name="P1">Exact match (binary search).</text:p>
                </text:list-item>
                <text:list-item>
                  <text:p text:style-name="P1">Return all accounts.</text:p>
                </text:list-item>
              </text:list>
            </text:list-item>
          </text:list>
        </text:list-item>
        <text:list-item>
          <text:p text:style-name="P1">BSTNode</text:p>
          <text:list>
            <text:list-item>
              <text:p text:style-name="P1">Multiple nodes make up a binary search tree.</text:p>
            </text:list-item>
            <text:list-item>
              <text:p text:style-name="P1">Each node contains a reference to an account.</text:p>
            </text:list-item>
            <text:list-item>
              <text:p text:style-name="P1">Each node contains a reference to a left and right node.</text:p>
            </text:list-item>
          </text:list>
        </text:list-item>
        <text:list-item>
          <text:p text:style-name="P1">Graph</text:p>
          <text:list>
            <text:list-item>
              <text:p text:style-name="P1">Made up of objects of the Vertex and Edge types.</text:p>
            </text:list-item>
            <text:list-item>
              <text:p text:style-name="P1">Contains hashmap of references to all vertices.</text:p>
            </text:list-item>
            <text:list-item>
              <text:p text:style-name="P1">Contains hashmap of references to all edges.</text:p>
            </text:list-item>
          </text:list>
        </text:list-item>
        <text:list-item>
          <text:p text:style-name="P1">Vertex</text:p>
          <text:list>
            <text:list-item>
              <text:p text:style-name="P1">Contains up of a username string, to identify it by.</text:p>
            </text:list-item>
            <text:list-item>
              <text:p text:style-name="P1">Contains an arraylist of all edges, of type Edge, that this vertex is involved in.</text:p>
            </text:list-item>
          </text:list>
        </text:list-item>
        <text:list-item>
          <text:p text:style-name="P1">Edge</text:p>
          <text:list>
            <text:list-item>
              <text:p text:style-name="P1">Contains two references to the vertices, of type Vertex, that the edge involves.</text:p>
            </text:list-item>
            <text:list-item>
              <text:p text:style-name="P1">Contains a weight value of the edge, of type int.</text:p>
            </text:list-item>
          </text:list>
        </text:list-item>
      </text:list>
      <text:p text:style-name="Standard"/>
      <text:p text:style-name="Standard">After getting the basic implementations of these classes done, during the group meetings there was a lot of discussion about the best way to return results from the searches in the BST, returning a list of friends from the graph, etc, and we needed to agree on these in order for the classes to collaborate properly. For example I originally returned search results from the BST as an array of Account objects, however the read/write classes used arraylists, we decided that it would be much easier and more efficient to use an imported arraylist to return account searches as the length of this data structure cannot be too long or too short, and an index isn't required, unlike when using an array. Changes like these were important to allow my BST and Graph to collaborate and be populated properly by the read/write classes. Each group member has made a lot of useful suggestions to other members of the group, for example I suggested a simple way of sending multi-recipient messages using a loop to send the message to each recipient individually using the standard methods for sending messages, rather than doing something more complex like a group conversation. On the whole the project has been successful, any problems being fairly easily overcome due to the helpful suggestions of the other group me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y Stephens</meta:initial-creator>
    <meta:creation-date>2016-12-11T18:53:26.55</meta:creation-date>
    <dc:date>2016-12-11T19:43:17.71</dc:date>
    <dc:creator>Ricky Stephens</dc:creator>
    <meta:editing-duration>PT33M7S</meta:editing-duration>
    <meta:editing-cycles>7</meta:editing-cycles>
    <meta:generator>OpenOffice/4.1.2$Win32 OpenOffice.org_project/412m3$Build-9782</meta:generator>
    <meta:document-statistic meta:table-count="0" meta:image-count="0" meta:object-count="0" meta:page-count="1" meta:paragraph-count="26" meta:word-count="441" meta:character-count="2451"/>
  </office:meta>
</office:document-meta>
</file>